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2eb62" officeooo:paragraph-rsid="0012eb62" style:font-size-asian="20pt" style:font-size-complex="20pt"/>
    </style:style>
    <style:style style:name="P4" style:family="paragraph" style:parent-style-name="Standard">
      <style:text-properties style:font-name="Courier" fo:font-size="16pt" officeooo:rsid="0012eb62" officeooo:paragraph-rsid="0012eb62" style:font-size-asian="16pt" style:font-size-complex="16pt"/>
    </style:style>
    <style:style style:name="P5" style:family="paragraph" style:parent-style-name="Standard">
      <style:text-properties style:font-name="Courier" fo:font-size="16pt" officeooo:paragraph-rsid="0012eb62" style:font-size-asian="16pt" style:font-size-complex="16pt"/>
    </style:style>
    <style:style style:name="T1" style:family="text">
      <style:text-properties officeooo:rsid="0012eb62"/>
    </style:style>
    <style:style style:name="T2" style:family="text">
      <style:text-properties officeooo:rsid="001388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ook, Ye Saints! The Sight Is Glorious</text:p>
      <text:p text:style-name="P1"/>
      <text:p text:style-name="P4">Look, ye saints! The sight is glorious;</text:p>
      <text:p text:style-name="P4">See the Man of Sorrows now;</text:p>
      <text:p text:style-name="P4">From the fight returned victorious,</text:p>
      <text:p text:style-name="P4">Ev’ry knee to Him shall bow;</text:p>
      <text:p text:style-name="P4">Cone Him! Crown Him!</text:p>
      <text:p text:style-name="P4">Crown Him! Crown Him!</text:p>
      <text:p text:style-name="P4">Crowns become the Victor’s brow,</text:p>
      <text:p text:style-name="P4">Crons become the Victor’s brow.</text:p>
      <text:p text:style-name="P4"/>
      <text:p text:style-name="P4">Crown the Saviour! Angles, crown Him!</text:p>
      <text:p text:style-name="P4">Rich the trophies Jesus brings;</text:p>
      <text:p text:style-name="P4">in the seat of pow’r enthrone Him,</text:p>
      <text:p text:style-name="P4">While the vault of heaven rings:</text:p>
      <text:p text:style-name="P4">Crown Him! Crown Him!</text:p>
      <text:p text:style-name="P4">Crown Him Crown Him!</text:p>
      <text:p text:style-name="P4">Crown the Saviour King of kings,</text:p>
      <text:p text:style-name="P4">Crown the Saviour King of kings.</text:p>
      <text:p text:style-name="P4"/>
      <text:p text:style-name="P4">Sinners in derision crown Him,</text:p>
      <text:p text:style-name="P4">Mocking thus the Saviour’s claim;</text:p>
      <text:p text:style-name="P4">Saints and angels crowd around Him,</text:p>
      <text:p text:style-name="P4">Own His title, praise His name:</text:p>
      <text:p text:style-name="P4">Crown Him! Crown Him!</text:p>
      <text:p text:style-name="P4">Crown Him! Crown Him!</text:p>
      <text:p text:style-name="P4">Spread abroad the Victor’s fame,</text:p>
      <text:p text:style-name="P4">Spread abroad the Victor’s fame.</text:p>
      <text:p text:style-name="P4"/>
      <text:p text:style-name="P4">Hark! Those bur<text:span text:style-name="T2">s</text:span>ts of acclamation!</text:p>
      <text:p text:style-name="P4">Har, tose loud triumphant chords!</text:p>
      <text:p text:style-name="P4">Jesus takes the highest station;</text:p>
      <text:p text:style-name="P4">O what joy the sight affords!</text:p>
      <text:p text:style-name="P4">Crown Him! Crown Him!</text:p>
      <text:p text:style-name="P4">Crown Him! Crown Him!</text:p>
      <text:p text:style-name="P4">King of kings, and Lord of lords!</text:p>
      <text:p text:style-name="P5"><text:span text:style-name="T1">King of kings, and Lord of lords!</text:span></text:p>
      <text:p text:style-name="P2"/>
      <text:p text:style-name="P2"/>
      <text:p text:style-name="P2">Composer: <text:span text:style-name="T1">Welsh Melody</text:span></text:p>
      <text:p text:style-name="P2">Lyricist: <text:span text:style-name="T1">Thomas Kelly (1769-1854)</text:span> </text:p>
      <text:p text:style-name="P4">Hymns of Truth and Praise: 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0:15:50.524962795</meta:creation-date>
    <meta:editing-duration>PT38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26T10:26:49.084081671</dc:date>
    <dc:creator>Hank Warren</dc:creator>
    <meta:document-statistic meta:table-count="0" meta:image-count="0" meta:object-count="0" meta:page-count="1" meta:paragraph-count="36" meta:word-count="189" meta:character-count="1067" meta:non-whitespace-character-count="913"/>
    <meta:template xlink:type="simple" xlink:actuate="onRequest" xlink:title="TubaHymn" xlink:href="../../../../../Library/Application%20Support/LibreOffice/4/user/template/TubaHymn1.ott" meta:date="2020-07-26T10:15:50.084792770"/>
  </office:meta>
</office:document-meta>
</file>